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641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77cm" fo:padding-top="0.141cm" fo:padding-bottom="0cm" fo:padding-left="0.141cm" fo:padding-right="0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80%" fo:text-align="center" fo:text-indent="0cm"/>
    </style:style>
    <style:style style:name="P2" style:family="paragraph">
      <style:paragraph-properties fo:margin-left="0cm" fo:margin-right="0cm" fo:margin-top="0cm" fo:margin-bottom="0cm" fo:line-height="90%" fo:text-align="center" fo:text-indent="0cm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51cm" svg:y="1.645cm" svg:viewBox="0 0 1306 1255" draw:points="1306,1255 0,1255 0,0 1306,0">
          <text:p/>
        </draw:polygon>
        <draw:frame draw:style-name="gr2" draw:layer="layout" svg:width="1.7cm" svg:height="0.954cm" svg:x="1.161cm" svg:y="0.807cm">
          <draw:text-box>
            <text:p text:style-name="P1"><text:span text:style-name="T1">В1 и В2 в работе </text:span></text:p>
          </draw:text-box>
        </draw:frame>
        <draw:frame draw:style-name="gr3" draw:text-style-name="P3" draw:layer="layout" svg:width="1.392cm" svg:height="0.818cm" svg:x="2.607cm" svg:y="1.848cm">
          <draw:text-box>
            <text:p text:style-name="P2"><text:span text:style-name="T2">Ремонт В2 </text:span></text:p>
          </draw:text-box>
        </draw:frame>
        <draw:frame draw:style-name="gr3" draw:text-style-name="P3" draw:layer="layout" svg:width="1.361cm" svg:height="0.818cm" svg:x="-0.1cm" svg:y="1.848cm">
          <draw:text-box>
            <text:p text:style-name="P2"><text:span text:style-name="T2">Ремонт В1 </text:span></text:p>
          </draw:text-box>
        </draw:frame>
        <draw:polygon draw:style-name="gr4" draw:layer="layout" svg:width="0.247cm" svg:height="1.087cm" svg:x="1.906cm" svg:y="1.728cm" svg:viewBox="0 0 248 1088" draw:points="248,1088 0,1088 0,0 248,0">
          <text:p/>
        </draw:polygon>
        <draw:polygon draw:style-name="gr1" draw:layer="layout" svg:width="0.247cm" svg:height="1.087cm" svg:x="1.906cm" svg:y="1.728cm" svg:viewBox="0 0 248 1088" draw:points="248,1088 0,1088 0,0 248,0">
          <text:p/>
        </draw:polygon>
        <draw:polygon draw:style-name="gr5" draw:layer="layout" svg:width="0.148cm" svg:height="0.459cm" svg:x="1.954cm" svg:y="1.812cm" svg:viewBox="0 0 149 460" draw:points="74,0 149,460 0,460">
          <text:p/>
        </draw:polygon>
        <draw:polygon draw:style-name="gr6" draw:layer="layout" svg:width="0.148cm" svg:height="0.459cm" svg:x="1.954cm" svg:y="1.812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19:22.578000000</meta:creation-date>
    <meta:editing-duration>PT23S</meta:editing-duration>
    <meta:editing-cycles>2</meta:editing-cycles>
    <meta:generator>LibreOffice/4.3.6.2$Windows_x86 LibreOffice_project/d50a87b2e514536ed401c18000dad4660b6a169e</meta:generator>
    <dc:date>2015-09-28T21:19:45.703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19:22.500000000"/>
  </office:meta>
</office:document-meta>
</file>